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urface type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Session 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ood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tone with about 1 cm of grass between the slabs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one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oil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sand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ove between sand/asphalt and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ight been sensor 1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me place as 13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ght have walked in fron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sphalt to grass half/half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rass to sewer lid. Turning a lo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grav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sphalt to grass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grass to asphalt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ansient reference</text:p>
          </table:table-cell>
          <table:table-cell office:value-type="string" calcext:value-type="string">
            <text:p>asphal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ransient referenc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0:27:59.049155400</meta:creation-date>
    <dc:date>2023-01-27T11:04:42.944730685</dc:date>
    <meta:editing-duration>P6DT2H55M21S</meta:editing-duration>
    <meta:editing-cycles>54</meta:editing-cycles>
    <meta:generator>LibreOffice/7.3.6.2$Linux_X86_64 LibreOffice_project/30$Build-2</meta:generator>
    <meta:document-statistic meta:table-count="1" meta:cell-count="192" meta:object-count="0"/>
  </office:meta>
</office:document-meta>
</file>